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Pictures/2000000700006D0B0000462EFBD927EC.svm"/>
  <manifest:file-entry manifest:media-type="" manifest:full-path="Pictures/2000000700006F1C0000497D66B9C2CD.svm"/>
  <manifest:file-entry manifest:media-type="" manifest:full-path="Pictures/2000000700006CD60000455BF08DA924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" svg:font-family="Tahoma, Verdana, Ari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" style:family="paragraph" style:parent-style-name="Standard">
      <style:paragraph-properties fo:margin-top="0.212cm" fo:margin-bottom="0cm" fo:line-height="150%" fo:text-align="end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Standard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fo:font-weight="bold"/>
    </style:style>
    <style:style style:name="P8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0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.212cm" fo:margin-bottom="0cm" fo:line-height="150%" fo:text-align="start" style:justify-single-word="false" fo:orphans="2" fo:widows="2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en" fo:country="US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.212cm" fo:margin-bottom="0cm" fo:line-height="150%" fo:text-align="start" style:justify-single-word="false" fo:background-color="transparent">
        <style:background-image/>
      </style:paragraph-properties>
    </style:style>
    <style:style style:name="P17" style:family="paragraph" style:parent-style-name="Heading_20_1">
      <style:paragraph-properties fo:margin-top="0.212cm" fo:margin-bottom="0cm" fo:line-height="150%" fo:text-align="center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8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333333" style:font-name="Times New Roman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style:font-name="Courier New"/>
    </style:style>
    <style:style style:name="P20" style:family="paragraph" style:parent-style-name="Table_20_Contents">
      <style:paragraph-properties fo:margin-top="0.212cm" fo:margin-bottom="0cm" style:line-height-at-least="0.529cm" fo:text-align="start" style:justify-single-word="false" fo:background-color="transparent" fo:padding="0cm" fo:border="none">
        <style:background-image/>
      </style:paragraph-properties>
      <style:text-properties fo:font-variant="normal" fo:text-transform="none" fo:color="#24292e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Preformatted_20_Text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333333" fo:letter-spacing="normal"/>
    </style:style>
    <style:style style:name="P22" style:family="paragraph" style:parent-style-name="Standard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23" style:family="paragraph" style:parent-style-name="Standard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.212cm" fo:margin-bottom="0cm" fo:line-height="150%" fo:text-align="center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cm" fo:margin-bottom="0cm" fo:line-height="150%" fo:text-align="center" style:justify-single-word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6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background-color="transparent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fo:line-height="150%" fo:text-indent="11.012cm" style:auto-text-indent="false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30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31" style:family="paragraph" style:parent-style-name="Preformatted_20_Text">
      <style:paragraph-properties fo:orphans="2" fo:widows="2"/>
    </style:style>
    <style:style style:name="P32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/>
    </style:style>
    <style:style style:name="P33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 fo:font-style="normal" fo:font-weight="normal"/>
    </style:style>
    <style:style style:name="P34" style:family="paragraph" style:parent-style-name="Standard">
      <style:text-properties fo:font-size="14pt" fo:language="en" fo:country="US" style:font-size-asian="14pt" style:font-size-complex="14pt"/>
    </style:style>
    <style:style style:name="P35" style:family="paragraph" style:parent-style-name="Standard">
      <style:text-properties fo:font-size="14pt" fo:language="ru" fo:country="RU" style:font-size-asian="14pt" style:font-size-complex="14pt"/>
    </style:style>
    <style:style style:name="P36" style:family="paragraph" style:parent-style-name="Standard" style:master-page-name="Standard">
      <style:paragraph-properties fo:margin-top="0cm" fo:margin-bottom="0cm" fo:line-height="150%" fo:text-align="center" style:justify-single-word="false" style:page-number="auto" fo:background-color="transparent">
        <style:background-image/>
      </style:paragraph-properties>
      <style:text-properties fo:color="#000000" style:font-name="Times New Roman" fo:font-size="14pt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7" style:family="paragraph" style:parent-style-name="Standard" style:list-style-name="L5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8" style:family="paragraph" style:parent-style-name="Standard" style:list-style-name="L6">
      <style:text-properties fo:font-size="14pt" fo:language="ru" fo:country="RU" style:font-size-asian="14pt" style:font-size-complex="14pt"/>
    </style:style>
    <style:style style:name="P39" style:family="paragraph" style:parent-style-name="Standard" style:list-style-name="L8">
      <style:text-properties fo:font-size="14pt" fo:language="ru" fo:country="RU" style:font-size-asian="14pt" style:font-size-complex="14pt"/>
    </style:style>
    <style:style style:name="P40" style:family="paragraph" style:parent-style-name="Standard" style:list-style-name="L9">
      <style:text-properties fo:font-size="14pt" fo:language="ru" fo:country="RU" style:font-size-asian="14pt" style:font-size-complex="14pt"/>
    </style:style>
    <style:style style:name="P41" style:family="paragraph" style:parent-style-name="Standard" style:list-style-name="L9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2" style:family="paragraph" style:parent-style-name="Standard" style:list-style-name="L9">
      <style:text-properties fo:font-size="14pt" fo:language="en" fo:country="US" style:font-size-asian="14pt" style:font-size-complex="14pt"/>
    </style:style>
    <style:style style:name="P43" style:family="paragraph" style:parent-style-name="Standard" style:list-style-name="L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4" style:family="paragraph" style:parent-style-name="Standard" style:list-style-name="L2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5" style:family="paragraph" style:parent-style-name="Standard" style:list-style-name="L4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6" style:family="paragraph" style:parent-style-name="Standard" style:list-style-name="L6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7" style:family="paragraph" style:parent-style-name="Standard" style:list-style-name="L8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8" style:family="paragraph" style:parent-style-name="Standard" style:list-style-name="L9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9" style:family="paragraph" style:parent-style-name="Standard" style:list-style-name="L7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0" style:family="paragraph" style:parent-style-name="Standard" style:list-style-name="L13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1" style:family="paragraph" style:parent-style-name="Standard" style:list-style-name="L1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52" style:family="paragraph" style:parent-style-name="Standard" style:list-style-name="L11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3" style:family="paragraph" style:parent-style-name="Standard" style:list-style-name="L12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4" style:family="paragraph" style:parent-style-name="Standard" style:list-style-name="L14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55" style:family="paragraph" style:parent-style-name="Standard" style:list-style-name="L14">
      <style:paragraph-properties fo:margin-top="0.212cm" fo:margin-bottom="0cm" fo:line-height="150%" fo:text-align="start" style:justify-single-word="false" fo:background-color="transparent">
        <style:background-image/>
      </style:paragraph-properties>
      <style:text-properties fo:font-variant="normal" fo:text-transform="none" fo:color="#24292e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6" style:family="paragraph" style:parent-style-name="Standard" style:list-style-name="L2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color="#000000" style:font-name="Times New Roman" fo:font-size="14pt" fo:language="ru" fo:country="RU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7" style:family="paragraph" style:parent-style-name="Standard" style:list-style-name="L3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8" style:family="paragraph" style:parent-style-name="Standard" style:list-style-name="L10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9" style:family="paragraph" style:parent-style-name="Standard" style:list-style-name="L12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60" style:family="paragraph" style:parent-style-name="Standard" style:list-style-name="L4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7">
      <style:paragraph-properties fo:margin-top="0.212cm" fo:margin-bottom="0cm" fo:line-height="150%" fo:text-align="start" style:justify-single-word="false" fo:break-before="page" fo:background-color="transparent">
        <style:background-image/>
      </style:paragraph-properties>
      <style:text-properties fo:font-variant="normal" fo:text-transform="none" fo:color="#000000" style:text-position="0% 100%" style:font-name="Times New Roman" fo:font-size="14pt" fo:letter-spacing="normal" fo:language="ru" fo:country="RU" fo:font-style="normal" fo:font-weight="bold" fo:background-color="transparent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62" style:family="paragraph" style:parent-style-name="Preformatted_20_Text">
      <style:paragraph-properties fo:orphans="2" fo:widows="2"/>
      <style:text-properties fo:font-variant="normal" fo:text-transform="none" fo:color="#ff99ff" fo:letter-spacing="normal" fo:language="en" fo:country="US" fo:font-style="normal" fo:font-weight="bold"/>
    </style:style>
    <style:style style:name="P63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/>
    </style:style>
    <style:style style:name="P64" style:family="paragraph" style:parent-style-name="Preformatted_20_Text">
      <style:paragraph-properties fo:margin-top="0cm" fo:margin-bottom="0.499cm" fo:orphans="2" fo:widows="2"/>
      <style:text-properties fo:font-variant="normal" fo:text-transform="none" fo:color="#cc99cc" style:font-name="Times New Roman" fo:font-size="10pt" fo:letter-spacing="normal" fo:language="ru" fo:country="RU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ru" fo:country="RU" fo:font-weight="bold" fo:background-color="transparent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fo:language="ru" fo:country="RU" fo:font-weight="normal" fo:background-color="transparent" style:font-name-asian="Times New Roman1" style:language-asian="ru" style:country-asian="RU" style:font-weight-asian="normal" style:font-name-complex="Times New Roman1" style:font-weight-complex="normal"/>
    </style:style>
    <style:style style:name="T4" style:family="text">
      <style:text-properties fo:color="#000000" fo:font-style="normal" fo:font-weight="bold"/>
    </style:style>
    <style:style style:name="T5" style:family="text">
      <style:text-properties fo:color="#000000" fo:language="en" fo:country="US" fo:font-weight="normal" fo:background-color="transparent" style:font-name-asian="Times New Roman1" style:language-asian="ru" style:country-asian="RU" style:font-weight-asian="normal" style:font-name-complex="Times New Roman1" style:font-weight-complex="normal"/>
    </style:style>
    <style:style style:name="T6" style:family="text">
      <style:text-properties fo:color="#000000" style:text-position="0% 100%" style:font-name="Times New Roman" fo:font-size="14pt" fo:language="ru" fo:country="RU" fo:font-style="normal" fo:font-weight="normal" fo:background-color="transparent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7" style:family="text">
      <style:text-properties fo:font-variant="normal" fo:text-transform="none" fo:color="#000000" style:font-name="Tahoma" fo:font-size="12pt" fo:letter-spacing="normal" fo:language="ru" fo:country="RU" fo:font-style="normal" fo:font-weight="normal" fo:background-color="transparent" style:font-name-asian="Times New Roman1" style:language-asian="ru" style:country-asian="RU" style:font-weight-asian="normal" style:font-name-complex="Times New Roman1" style:font-weight-complex="normal"/>
    </style:style>
    <style:style style:name="T8" style:family="text">
      <style:text-properties fo:font-variant="normal" fo:text-transform="none" fo:color="#000000" fo:letter-spacing="normal" fo:language="ru" fo:country="RU" fo:font-style="normal" fo:font-weight="normal"/>
    </style:style>
    <style:style style:name="T9" style:family="text">
      <style:text-properties fo:font-variant="normal" fo:text-transform="none" fo:color="#000000" fo:letter-spacing="normal" fo:language="ru" fo:country="RU" fo:font-style="normal" fo:font-weight="normal" fo:background-color="transparent" style:font-name-asian="Times New Roman1" style:language-asian="ru" style:country-asian="RU" style:font-weight-asian="normal" style:font-name-complex="Times New Roman1" style:font-weight-complex="normal"/>
    </style:style>
    <style:style style:name="T10" style:family="text">
      <style:text-properties fo:font-variant="normal" fo:text-transform="none" fo:color="#000000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fo:letter-spacing="normal" fo:language="ru" fo:country="RU" fo:font-style="normal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fo:letter-spacing="normal" fo:language="ru" fo:country="RU" fo:font-style="normal" fo:background-color="transparent" style:font-name-asian="Times New Roman1" style:language-asian="ru" style:country-asian="RU" style:font-name-complex="Times New Roman1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fo:letter-spacing="normal" fo:language="en" fo:country="US" fo:font-style="normal" fo:background-color="transparent" style:font-name-asian="Times New Roman1" style:language-asian="ru" style:country-asian="RU" style:font-name-complex="Times New Roman1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ffffff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333333" fo:font-size="10pt" fo:letter-spacing="normal" fo:language="ru" fo:country="RU" fo:font-style="normal" fo:font-weight="normal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8000" fo:font-size="10pt" fo:letter-spacing="normal" fo:language="ru" fo:country="RU" fo:font-style="normal" fo:font-weight="bold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000ff" fo:font-size="10pt" fo:letter-spacing="normal" fo:language="ru" fo:country="RU" fo:font-style="normal" fo:font-weight="bold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666666" fo:font-size="10pt" fo:letter-spacing="normal" fo:language="ru" fo:country="RU" fo:font-style="normal" fo:font-weight="normal" style:font-size-asian="10pt" style:font-weight-asian="bold" style:font-size-complex="10pt" style:font-weight-complex="bold"/>
    </style:style>
    <style:style style:name="T25" style:family="text">
      <style:text-properties style:font-name="Times New Roman" fo:font-size="14pt" fo:language="ru" fo:country="RU" fo:font-style="normal" fo:font-weight="normal" style:font-size-asian="14pt" style:font-weight-asian="bold" style:font-size-complex="14pt" style:font-weight-complex="bold"/>
    </style:style>
    <style:style style:name="T26" style:family="text">
      <style:text-properties fo:font-style="normal" fo:font-weight="normal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weight="normal" fo:background-color="transparent" style:font-name-asian="Times New Roman1" style:language-asian="ru" style:country-asian="RU" style:font-weight-asian="normal" style:font-name-complex="Times New Roman1" style:font-weight-complex="normal"/>
    </style:style>
    <style:style style:name="T29" style:family="text">
      <style:text-properties fo:language="en" fo:country="US" fo:font-style="normal" fo:font-weight="normal"/>
    </style:style>
    <style:style style:name="T30" style:family="text">
      <style:text-properties fo:language="ru" fo:country="RU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0% 100%" fo:language="ru" fo:country="RU" fo:background-color="transparent" style:font-name-asian="Times New Roman1" style:language-asian="ru" style:country-asian="RU" style:font-name-complex="Times New Roman1"/>
    </style:style>
    <style:style style:name="T33" style:family="text">
      <style:text-properties style:text-position="0% 100%" fo:background-color="transparent" style:font-name-asian="Times New Roman1" style:language-asian="ru" style:country-asian="RU" style:font-name-complex="Times New Roman1"/>
    </style:style>
    <style:style style:name="T34" style:family="text">
      <style:text-properties style:text-position="0% 100%" fo:background-color="transparent" style:font-name-asian="Times New Roman1" style:language-asian="ru" style:country-asian="RU" style:font-weight-asian="normal" style:font-name-complex="Times New Roman1" style:font-weight-complex="normal"/>
    </style:style>
    <style:style style:name="T35" style:family="text">
      <style:text-properties style:text-position="0% 100%" fo:font-weight="normal" fo:background-color="transparent" style:font-name-asian="Times New Roman1" style:language-asian="ru" style:country-asian="RU" style:font-weight-asian="normal" style:font-name-complex="Times New Roman1" style:font-weight-complex="normal"/>
    </style:style>
    <style:style style:name="T36" style:family="text">
      <style:text-properties fo:color="#008800" fo:language="ru" fo:country="RU" fo:font-weight="bold"/>
    </style:style>
    <style:style style:name="T37" style:family="text">
      <style:text-properties fo:color="#008800" fo:font-style="normal" fo:font-weight="bold"/>
    </style:style>
    <style:style style:name="T38" style:family="text">
      <style:text-properties fo:color="#0066bb" fo:language="ru" fo:country="RU" fo:font-weight="bold"/>
    </style:style>
    <style:style style:name="T39" style:family="text">
      <style:text-properties fo:color="#0000dd" fo:font-style="normal" fo:font-weight="bold"/>
    </style:style>
    <style:style style:name="T40" style:family="text">
      <style:text-properties fo:color="#007020" fo:font-style="normal" fo:font-weight="normal"/>
    </style:style>
    <style:style style:name="T41" style:family="text">
      <style:text-properties fo:color="#008000" fo:font-style="normal" fo:font-weight="bold"/>
    </style:style>
    <style:style style:name="T42" style:family="text">
      <style:text-properties fo:color="#008000" fo:font-style="normal" fo:font-weight="normal"/>
    </style:style>
    <style:style style:name="T43" style:family="text">
      <style:text-properties fo:color="#008000" fo:font-weight="bold"/>
    </style:style>
    <style:style style:name="T44" style:family="text">
      <style:text-properties fo:color="#008000" style:font-name="Times New Roman" fo:font-size="14pt" fo:language="ru" fo:country="RU" fo:font-style="normal" fo:font-weight="bold" style:font-size-asian="14pt" style:font-weight-asian="bold" style:font-size-complex="14pt" style:font-weight-complex="bold"/>
    </style:style>
    <style:style style:name="T45" style:family="text">
      <style:text-properties fo:color="#0000ff"/>
    </style:style>
    <style:style style:name="T46" style:family="text">
      <style:text-properties fo:color="#0000ff" style:font-name="Times New Roman" fo:font-size="14pt" fo:language="ru" fo:country="RU" fo:font-style="normal" fo:font-weight="normal" style:font-size-asian="14pt" style:font-weight-asian="bold" style:font-size-complex="14pt" style:font-weight-complex="bold"/>
    </style:style>
    <style:style style:name="T47" style:family="text">
      <style:text-properties fo:color="#666666" fo:font-style="normal" fo:font-weight="normal"/>
    </style:style>
    <style:style style:name="T48" style:family="text">
      <style:text-properties fo:color="#aa22ff" fo:font-style="normal" fo:font-weight="bold"/>
    </style:style>
    <style:style style:name="T49" style:family="text">
      <style:text-properties fo:font-weight="normal" fo:background-color="transparent" style:font-name-asian="Times New Roman1" style:language-asian="ru" style:country-asian="RU" style:font-weight-asian="normal" style:font-name-complex="Times New Roman1" style:font-weight-complex="normal"/>
    </style:style>
    <style:style style:name="T50" style:family="text">
      <style:text-properties fo:color="#ff99ff" fo:font-style="normal" fo:font-weight="bold"/>
    </style:style>
    <style:style style:name="T51" style:family="text">
      <style:text-properties fo:color="#ff99ff" fo:font-style="normal" fo:font-weight="normal"/>
    </style:style>
    <style:style style:name="T52" style:family="text">
      <style:text-properties fo:color="#ff99ff" fo:language="en" fo:country="US" fo:font-style="normal" fo:font-weight="bold"/>
    </style:style>
    <style:style style:name="T53" style:family="text">
      <style:text-properties fo:color="#ff99ff" fo:language="en" fo:country="US" fo:font-style="normal" fo:font-weight="normal"/>
    </style:style>
    <style:style style:name="T54" style:family="text">
      <style:text-properties fo:color="#ff99ff" style:text-position="super 58%" fo:language="en" fo:country="US" fo:font-style="normal" fo:font-weight="normal"/>
    </style:style>
    <style:style style:name="T55" style:family="text">
      <style:text-properties fo:color="#ff99ff" style:text-position="0% 100%" fo:language="en" fo:country="US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Федеральное государственное бюджетное образовательное учреждение <text:line-break/>высшего образования</text:p>
      <text:p text:style-name="P25">«Московский государственный технический университет имени Н.Э. Баумана (национальный исследовательский университет)»</text:p>
      <text:p text:style-name="P25">(МГТУ им. Н.Э. Баумана)</text:p>
      <text:p text:style-name="P26"/>
      <text:p text:style-name="P26"/>
      <text:p text:style-name="P3">Анализ алгоритмов</text:p>
      <text:p text:style-name="P1">Лабораторная работа №4</text:p>
      <text:p text:style-name="P1">Отчёт на тему:</text:p>
      <text:h text:style-name="P17" text:outline-level="1">«Сортировка массивов»</text:h>
      <text:p text:style-name="P1"/>
      <text:p text:style-name="P1"/>
      <text:p text:style-name="P1"/>
      <text:p text:style-name="P27">Выполнила:</text:p>
      <text:p text:style-name="P27">Кочкарова Лейла</text:p>
      <text:p text:style-name="P27">ИУ7-55</text:p>
      <text:p text:style-name="P27"/>
      <text:p text:style-name="P28"/>
      <text:p text:style-name="P28"/>
      <text:p text:style-name="P28"/>
      <text:p text:style-name="P28"/>
      <text:p text:style-name="P28"/>
      <text:p text:style-name="P2"/>
      <text:p text:style-name="P2"/>
      <text:p text:style-name="P2"><text:bookmark text:name="_GoBack"/></text:p>
      <text:p text:style-name="P1">Москва, 2018</text:p>
      <text:p text:style-name="P3"><text:soft-page-break/>Введение</text:p>
      <text:p text:style-name="P5"><text:span text:style-name="T1"><text:tab/>Цель лабораторной работы</text:span>: изучение алгоритмов сортировки массивов, сравнительный анализ времени работы данных алгоритмов, анализ трудоемкости алгоритмов. </text:p>
      <text:p text:style-name="P4"><text:tab/>Задачи лабораторной работы: </text:p>
      <text:list xml:id="list6110559306687214018" text:style-name="L1">
        <text:list-item>
          <text:p text:style-name="P43">реализация следующих алгоритмов сортировки массивов – сортировка расчёской, сортировка слиянием и сортировка методом прямых вставок с барьером;</text:p>
        </text:list-item>
        <text:list-item>
          <text:p text:style-name="P43">оценка трудоемкости алгоритмов;</text:p>
        </text:list-item>
        <text:list-item>
          <text:p text:style-name="P43">анализ времени работы программы;</text:p>
        </text:list-item>
        <text:list-item>
          <text:p text:style-name="P43">сравнительный анализ работы алгоритмов для массивов размера от 100 до 1000 элементов.</text:p>
        </text:list-item>
      </text:list>
      <text:p text:style-name="P5"/>
      <text:p text:style-name="P5"/>
      <text:list xml:id="list3281966414819398058" text:style-name="L2">
        <text:list-item>
          <text:p text:style-name="P56">Аналитическая часть</text:p>
        </text:list-item>
      </text:list>
      <text:p text:style-name="P5"><text:tab/>В данном разделе приведены алгоритмы, а также составлена модель для вычисления трудоемкости.</text:p>
      <text:list xml:id="list32401913" text:continue-numbering="true" text:style-name="L2">
        <text:list-header>
          <text:p text:style-name="P44">1.1 Описание алгоритмов </text:p>
        </text:list-header>
      </text:list>
      <text:p text:style-name="P6"><text:span text:style-name="T2"><text:tab/>Сортировка расчёской</text:span><text:span text:style-name="T3">: </text:span><text:span text:style-name="T7">происходит сравнение элементов, находящихся на некотором фиксированном расстоянии, которое вычисляется с учетом фактора уменьшения.</text:span></text:p>
      <text:p text:style-name="P6"><text:span text:style-name="T7">Фактор уменьшения равен </text:span><text:span text:style-name="T9"><draw:frame draw:style-name="fr3" draw:name="Объект1" text:anchor-type="as-char" svg:y="-0.619cm" svg:width="1.263cm" svg:height="1.58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, где </text:span><text:span text:style-name="T13">φ </text:span><text:span text:style-name="T14">– </text:span><text:span text:style-name="T8">«золотое сечение», равное </text:span><text:span text:style-name="T8"><draw:frame draw:style-name="fr3" draw:name="Объект2" text:anchor-type="as-char" svg:y="-0.656cm" svg:width="1.318cm" svg:height="1.03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. В начале расстояние равно длине массива, на каждой итерации расстояние делится на фактор уменьшения, пока не станет равен единице. </text:span></text:p>
      <text:p text:style-name="P7"><text:span text:style-name="T11"><text:tab/>Терпеливая сортировка: </text:span><text:span text:style-name="T10">имеется массив </text:span><text:span text:style-name="T15">a[0...n-1], </text:span><text:span text:style-name="T10">который нужно отсортировать. Для этого элементы массива раскладываются по стопкам следующим образом: если текущий элемент больше вершины стопки, <text:s/>мы кладем его в новую стопку, если меньше, то на вершину стопки. Элемент кладется в самую левую стопку из возможных. Далее стрится массив стопок, после чего из всех вершин стопок выбирается минимальный из элементов. Действие повторяется, пока все элементы не будут выбраны. </text:span></text:p>
      <text:p text:style-name="P16"><text:span text:style-name="T17"><text:tab/>Сортировка методом прямых вставок с барьером: </text:span><text:span text:style-name="T18">оптимизированная версия сортировки простыми вставками. Для того, чтобы сократить количество сравнений, сортируемый массив дополняется нулевой компонентой, в которую записывается поочередно каждый вставляемый элемент. В случаях, когда </text:span><text:span text:style-name="T19">вставляемое значение окажется меньше, чем </text:span><text:span text:style-name="T20">а[</text:span><text:span text:style-name="T19">1</text:span><text:span text:style-name="T20">], </text:span><text:span text:style-name="T19">компонента </text:span><text:span text:style-name="T20">а[0] </text:span><text:span text:style-name="T19">будет работать как барьер, не дающий индексу выйти за </text:span><text:bookmark text:name="keyword13"/><text:span text:style-name="T19">нижнюю границу массива. </text:span></text:p>
      <text:p text:style-name="P9"/>
      <text:list xml:id="list5224834800874594444" text:style-name="L3">
        <text:list-item>
          <text:list>
            <text:list-item>
              <text:p text:style-name="P57"><text:s/>Модель вычисления трудоемкости</text:p>
            </text:list-item>
          </text:list>
        </text:list-item>
      </text:list>
      <text:p text:style-name="P13"><text:tab/>В рамках данной работы используется следующая модель вычислений:</text:p>
      <text:list xml:id="list3922891523901971988" text:style-name="L4">
        <text:list-item>
          <text:p text:style-name="P45">базовые операции имеют трудоемкость <text:span text:style-name="T27">1 (&lt;, &gt;, =, &lt;=, =&gt;, ==, +, -, *, /, %, &amp;, +=, -=, *=, /=, <text:s/>[ ]);</text:span></text:p>
        </text:list-item>
        <text:list-item>
          <text:p text:style-name="P45">оператор <text:span text:style-name="T27">if </text:span>имеет трудоемкость, равную трудоемкости тела оператора;</text:p>
        </text:list-item>
        <text:list-item>
          <text:p text:style-name="P45">оператор <text:span text:style-name="T27">for </text:span>имеет трудоемкость <text:s/><draw:frame draw:style-name="fr3" draw:name="Объект7" text:anchor-type="as-char" svg:y="-0.377cm" svg:width="4.902cm" svg:height="0.53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, где <text:span text:style-name="T27">F</text:span><text:span text:style-name="T31">body</text:span><text:span text:style-name="T27"> </text:span>– трудоемкость операций в теле цикла, а <text:span text:style-name="T27">F</text:span><text:span text:style-name="T31">check </text:span>– трудоемкость проверки условия.</text:p>
          <text:p text:style-name="P60">2.<text:span text:style-name="T1"> Конструкторская часть</text:span></text:p>
        </text:list-item>
      </text:list>
      <text:p text:style-name="P13"><text:tab/>В данном разделе представлены псевдокоды алгоритмов.</text:p>
      <text:list xml:id="list6948799111263984345" text:style-name="L5">
        <text:list-item>
          <text:list>
            <text:list-item>
              <text:p text:style-name="P37">Сортировка расческой</text:p>
              <text:p text:style-name="P37"/>
            </text:list-item>
          </text:list>
        </text:list-item>
      </text:list>
      <text:p text:style-name="P34">Comb_sort:</text:p>
      <text:p text:style-name="P34"/>
      <text:list xml:id="list5090457810710431537" text:style-name="L6">
        <text:list-item>
          <text:p text:style-name="P38">считать массив</text:p>
        </text:list-item>
        <text:list-item>
          <text:p text:style-name="P38">а = длина массива</text:p>
        </text:list-item>
        <text:list-item>
          <text:p text:style-name="P38"><text:span text:style-name="T27">j</text:span> = (а * 10) <text:span text:style-name="T27">div 13</text:span></text:p>
        </text:list-item>
        <text:list-item>
          <text:p text:style-name="P38">если а <text:span text:style-name="T27">&lt; 1 </text:span>то</text:p>
          <text:list>
            <text:list-item>
              <text:p text:style-name="P38"><text:span text:style-name="T27">j</text:span> = 0</text:p>
            </text:list-item>
          </text:list>
        </text:list-item>
        <text:list-item>
          <text:p text:style-name="P38">пока <text:span text:style-name="T27">j</text:span> больше нуля</text:p>
          <text:list>
            <text:list-item>
              <text:p text:style-name="P38">цикл для <text:span text:style-name="T27">i </text:span>от<text:span text:style-name="T27"> 0 </text:span>до <text:span text:style-name="T27">a – j</text:span></text:p>
              <text:list>
                <text:list-item>
                  <text:p text:style-name="P38">если массив<text:span text:style-name="T27">[i+j] &lt; [I] </text:span>то</text:p>
                  <text:list>
                    <text:list-item>
                      <text:p text:style-name="P38">поменять местами</text:p>
                    </text:list-item>
                  </text:list>
                </text:list-item>
              </text:list>
            </text:list-item>
            <text:list-item>
              <text:p text:style-name="P46">уменьшаю <text:span text:style-name="T27">j</text:span></text:p>
            </text:list-item>
          </text:list>
        </text:list-item>
      </text:list>
      <text:p text:style-name="P15"/>
      <text:list xml:id="list5202155599084455347" text:style-name="L7">
        <text:list-item>
          <text:list>
            <text:list-item>
              <text:p text:style-name="P49"><text:span text:style-name="T27"><text:s/>Т</text:span>ерпеливая сортировка</text:p>
            </text:list-item>
          </text:list>
        </text:list-item>
      </text:list>
      <text:p text:style-name="P34">Patience_sort:</text:p>
      <text:list xml:id="list6713420032924264731" text:style-name="L8">
        <text:list-item>
          <text:p text:style-name="P39">считать массив</text:p>
        </text:list-item>
        <text:list-item>
          <text:p text:style-name="P39">пока есть элементы массива</text:p>
          <text:list>
            <text:list-item>
              <text:p text:style-name="P39">берем крайний левый элемент</text:p>
            </text:list-item>
            <text:list-item>
              <text:p text:style-name="P39">ищем первую стопку слева, в которой вершина больше текущего элемента и кладем его туда</text:p>
            </text:list-item>
            <text:list-item>
              <text:p text:style-name="P39">если не находим, то</text:p>
              <text:list>
                <text:list-item>
                  <text:p text:style-name="P39">создаем новую стопку и кладем элемент на вершину</text:p>
                </text:list-item>
              </text:list>
            </text:list-item>
            <text:list-item>
              <text:p text:style-name="P39">для элемента создаем указатель на вершину стопки слева</text:p>
            </text:list-item>
          </text:list>
        </text:list-item>
        <text:list-item>
          <text:p text:style-name="P47">находим наибольшую возрастающую последовательность</text:p>
        </text:list-item>
      </text:list>
      <text:list xml:id="list32395554" text:continue-list="list5202155599084455347" text:style-name="L7">
        <text:list-item>
          <text:list>
            <text:list-item>
              <text:p text:style-name="P61"><text:s/>Сортировка методом прямых вставок с барьером</text:p>
            </text:list-item>
          </text:list>
        </text:list-item>
      </text:list>
      <text:p text:style-name="P35"/>
      <text:p text:style-name="P34">Barier_sort:</text:p>
      <text:list xml:id="list3027174770741523204" text:style-name="L9">
        <text:list-item>
          <text:p text:style-name="P40">считать массив</text:p>
        </text:list-item>
        <text:list-item>
          <text:p text:style-name="P40">а = длина массива</text:p>
        </text:list-item>
        <text:list-item>
          <text:p text:style-name="P40">барьер = 0</text:p>
        </text:list-item>
        <text:list-item>
          <text:p text:style-name="P40">цикл для <text:span text:style-name="T27">I </text:span>от 1 до а</text:p>
          <text:list>
            <text:list-item>
              <text:p text:style-name="P40">если массив<text:span text:style-name="T27">[i-1]&gt;</text:span>массив<text:span text:style-name="T27">[i], </text:span>то</text:p>
              <text:list>
                <text:list-item>
                  <text:p text:style-name="P40">барьер = массив<text:span text:style-name="T27">[i]</text:span></text:p>
                </text:list-item>
                <text:list-item>
                  <text:p text:style-name="P42">j = i-1</text:p>
                </text:list-item>
                <text:list-item>
                  <text:p text:style-name="P40">пока массив<text:span text:style-name="T27">[j] &gt; </text:span>барьера</text:p>
                  <text:list>
                    <text:list-item>
                      <text:p text:style-name="P40">сдвигаем элемент вправо</text:p>
                    </text:list-item>
                    <text:list-item>
                      <text:p text:style-name="P41">уменьшаем <text:span text:style-name="T27">j</text:span></text:p>
                    </text:list-item>
                  </text:list>
                </text:list-item>
                <text:list-item>
                  <text:p text:style-name="P48">массив<text:span text:style-name="T27">[j+1] = </text:span>барьер</text:p>
                </text:list-item>
              </text:list>
            </text:list-item>
          </text:list>
        </text:list-item>
      </text:list>
      <text:list xml:id="list2482402109110145460" text:style-name="L10">
        <text:list-item>
          <text:p text:style-name="P58">Технологическая часть</text:p>
        </text:list-item>
      </text:list>
      <text:p text:style-name="P13"><text:tab/>В данном разделе представлена реализация алгоритмов, указан язык прораммирования, а также необходимые модули.</text:p>
      <text:list xml:id="list206262495824437663" text:style-name="L11">
        <text:list-item>
          <text:list>
            <text:list-item>
              <text:p text:style-name="P51"><text:s/><text:span text:style-name="T30">Средства реализации </text:span></text:p>
            </text:list-item>
          </text:list>
        </text:list-item>
      </text:list>
      <text:p text:style-name="P12"><text:span text:style-name="T30"><text:tab/>Для выполнения данной лабораторной работы использовался язык </text:span>Python 3.7.1 <text:span text:style-name="T30">в среде </text:span>Pycharm. <text:span text:style-name="T32">Замены времени проводились с использованием функции process_time_ns, входящей в библиотеку </text:span><text:span text:style-name="T33">time Python </text:span><text:span text:style-name="T32">версии 3.7.</text:span></text:p>
      <text:list xml:id="list32420998" text:continue-numbering="true" text:style-name="L11">
        <text:list-item>
          <text:list>
            <text:list-item>
              <text:p text:style-name="P52"><text:s/>Листинг кода</text:p>
            </text:list-item>
          </text:list>
        </text:list-item>
      </text:list>
      <text:p text:style-name="P18"><text:span text:style-name="T36">def</text:span><text:span text:style-name="T30"> </text:span><text:span text:style-name="T38">barier_sort</text:span><text:span text:style-name="T30">(a):</text:span></text:p>
      <text:p text:style-name="P29"><text:s text:c="4"/><text:span text:style-name="T26">barier = </text:span><text:span text:style-name="T39">0 </text:span></text:p>
      <text:p text:style-name="P29"><text:s text:c="4"/><text:span text:style-name="T37">for</text:span><text:span text:style-name="T26"> i </text:span><text:span text:style-name="T4">in</text:span><text:span text:style-name="T26"> </text:span><text:span text:style-name="T40">range</text:span><text:span text:style-name="T26">(</text:span><text:span text:style-name="T39">1</text:span><text:span text:style-name="T26">, </text:span><text:span text:style-name="T40">len</text:span><text:span text:style-name="T26">(a)): </text:span><text:span text:style-name="T51">\\2 + </text:span><text:span text:style-name="T53">len(A)*(F)</text:span></text:p>
      <text:p text:style-name="P29"><text:s text:c="8"/><text:span text:style-name="T37">if</text:span><text:span text:style-name="T26"> a[i-</text:span><text:span text:style-name="T39">1</text:span><text:span text:style-name="T26">]&gt;a[i]:</text:span><text:span text:style-name="T51"> </text:span><text:span text:style-name="T53">\\4 + F</text:span></text:p>
      <text:p text:style-name="P29"><text:s text:c="12"/><text:span text:style-name="T26">barier = a[i] </text:span><text:span text:style-name="T53">\\2</text:span></text:p>
      <text:p text:style-name="P29"><text:s text:c="12"/><text:span text:style-name="T26">j = i-</text:span><text:span text:style-name="T39">1 </text:span><text:span text:style-name="T50"><text:s/></text:span><text:span text:style-name="T52">\\2 </text:span></text:p>
      <text:p text:style-name="P29"><text:s text:c="12"/><text:span text:style-name="T37">while</text:span><text:span text:style-name="T26"> a[j]&gt;barier </text:span><text:span text:style-name="T4">and</text:span><text:span text:style-name="T26"> j&gt;-</text:span><text:span text:style-name="T39">1</text:span><text:span text:style-name="T26">: </text:span><text:span text:style-name="T53">\\F</text:span><text:span text:style-name="T54">^ </text:span><text:span text:style-name="T55">= 5</text:span></text:p>
      <text:p text:style-name="P29"><text:s text:c="16"/><text:span text:style-name="T26">a[j+</text:span><text:span text:style-name="T39">1</text:span><text:span text:style-name="T26">] = a[j] </text:span><text:span text:style-name="T53">\\4</text:span></text:p>
      <text:p text:style-name="P29"><text:s text:c="16"/><text:span text:style-name="T26">j = </text:span><text:span text:style-name="T29">j - </text:span><text:span text:style-name="T39">1 </text:span><text:span text:style-name="T52">\\2</text:span></text:p>
      <text:p text:style-name="P62"/>
      <text:p text:style-name="P29"><text:s text:c="12"/><text:span text:style-name="T26">a[j+</text:span><text:span text:style-name="T39">1</text:span><text:span text:style-name="T26">] = barier </text:span><text:span text:style-name="T53">\\3</text:span></text:p>
      <text:p text:style-name="P29"><text:s text:c="12"/></text:p>
      <text:p text:style-name="P32"><text:s text:c="4"/><text:span text:style-name="T37">return</text:span><text:span text:style-name="T26"> a</text:span></text:p>
      <text:p text:style-name="P64"><text:span text:style-name="T26">Лучший случай: 2 + </text:span><text:span text:style-name="T29">4*len(a), c</text:span><text:span text:style-name="T26">ледовательно О(</text:span><text:span text:style-name="T29">n)</text:span></text:p>
      <text:p text:style-name="P14">Листинг 1.1 – <text:s/>Сортировка методом прямых вставок с барьером</text:p>
      <text:p text:style-name="P19"><text:span text:style-name="T22">import</text:span><text:span text:style-name="T21"> </text:span><text:span text:style-name="T23">bisect</text:span><text:span text:style-name="T24">,</text:span><text:span text:style-name="T21"> </text:span><text:span text:style-name="T23">heapq</text:span></text:p>
      <text:p text:style-name="P30"><text:span text:style-name="T43">def</text:span> <text:span text:style-name="T45">patience_sort</text:span>(seq):</text:p>
      <text:p text:style-name="P29"><text:s text:c="4"/><text:span text:style-name="T26">piles </text:span><text:span text:style-name="T47">=</text:span><text:span text:style-name="T26"> []</text:span></text:p>
      <text:p text:style-name="P29"><text:s text:c="4"/><text:span text:style-name="T41">for</text:span><text:span text:style-name="T26"> x </text:span><text:span text:style-name="T48">in</text:span><text:span text:style-name="T26"> seq:</text:span></text:p>
      <text:p text:style-name="P29"><text:s text:c="8"/><text:span text:style-name="T26">new_pile </text:span><text:span text:style-name="T47">=</text:span><text:span text:style-name="T26"> [x]</text:span></text:p>
      <text:p text:style-name="P29"><text:s text:c="8"/><text:span text:style-name="T26">i </text:span><text:span text:style-name="T47">=</text:span><text:span text:style-name="T26"> bisect</text:span><text:span text:style-name="T47">.</text:span><text:span text:style-name="T26">bisect_left(piles, new_pile)</text:span></text:p>
      <text:p text:style-name="P29"><text:s text:c="8"/><text:span text:style-name="T41">if</text:span><text:span text:style-name="T26"> i </text:span><text:span text:style-name="T47">!=</text:span><text:span text:style-name="T26"> </text:span><text:span text:style-name="T42">len</text:span><text:span text:style-name="T26">(piles):</text:span></text:p>
      <text:p text:style-name="P29"><text:s text:c="12"/><text:span text:style-name="T26">piles[i]</text:span><text:span text:style-name="T47">.</text:span><text:span text:style-name="T26">insert(</text:span><text:span text:style-name="T47">0</text:span><text:span text:style-name="T26">, x)</text:span></text:p>
      <text:p text:style-name="P29"><text:s text:c="8"/><text:span text:style-name="T41">else</text:span><text:span text:style-name="T26">:</text:span></text:p>
      <text:p text:style-name="P29"><text:s text:c="12"/><text:span text:style-name="T26">piles</text:span><text:span text:style-name="T47">.</text:span><text:span text:style-name="T26">append(new_pile)</text:span></text:p>
      <text:p text:style-name="P29"><text:s text:c="4"/><text:span text:style-name="T41">for</text:span><text:span text:style-name="T26"> i </text:span><text:span text:style-name="T48">in</text:span><text:span text:style-name="T26"> </text:span><text:span text:style-name="T42">range</text:span><text:span text:style-name="T26">(</text:span><text:span text:style-name="T42">len</text:span><text:span text:style-name="T26">(seq)):</text:span></text:p>
      <text:p text:style-name="P29"><text:s text:c="8"/><text:span text:style-name="T26">small_pile </text:span><text:span text:style-name="T47">=</text:span><text:span text:style-name="T26"> piles[</text:span><text:span text:style-name="T47">0</text:span><text:span text:style-name="T26">]</text:span></text:p>
      <text:p text:style-name="P29"><text:s text:c="8"/><text:span text:style-name="T26">seq[i] </text:span><text:span text:style-name="T47">=</text:span><text:span text:style-name="T26"> small_pile</text:span><text:span text:style-name="T47">.</text:span><text:span text:style-name="T26">pop(</text:span><text:span text:style-name="T47">0</text:span><text:span text:style-name="T26">)</text:span></text:p>
      <text:p text:style-name="P29"><text:s text:c="8"/><text:span text:style-name="T41">if</text:span><text:span text:style-name="T26"> small_pile:</text:span></text:p>
      <text:p text:style-name="P29"><text:s text:c="12"/><text:span text:style-name="T26">heapq</text:span><text:span text:style-name="T47">.</text:span><text:span text:style-name="T26">heapreplace(piles, small_pile)</text:span></text:p>
      <text:p text:style-name="P29"><text:s text:c="8"/><text:span text:style-name="T41">else</text:span><text:span text:style-name="T26">:</text:span></text:p>
      <text:p text:style-name="P29"><text:s text:c="12"/><text:span text:style-name="T26">heapq</text:span><text:span text:style-name="T47">.</text:span><text:span text:style-name="T26">heappop(piles)</text:span></text:p>
      <text:p text:style-name="P29"><text:s text:c="4"/><text:span text:style-name="T41">assert</text:span><text:span text:style-name="T26"> </text:span><text:span text:style-name="T48">not</text:span><text:span text:style-name="T26"> piles</text:span></text:p>
      <text:p text:style-name="P31"/>
      <text:p text:style-name="P32"><text:s text:c="4"/><text:span text:style-name="T41">return</text:span><text:span text:style-name="T26"> seq</text:span></text:p>
      <text:p text:style-name="P32"><text:span text:style-name="T6">Листинг 1.2 – <text:s/>Терпеливая сортировка</text:span></text:p>
      <text:p text:style-name="P21"><text:span text:style-name="T44">def</text:span><text:span text:style-name="T25"> </text:span><text:span text:style-name="T46">comb_sort</text:span><text:span text:style-name="T25">(alist):</text:span></text:p>
      <text:p text:style-name="P29"><text:s text:c="4"/><text:span text:style-name="T26">alen </text:span><text:span text:style-name="T47">=</text:span><text:span text:style-name="T26"> </text:span><text:span text:style-name="T42">len</text:span><text:span text:style-name="T26">(alist)</text:span></text:p>
      <text:p text:style-name="P29"><text:s text:c="4"/><text:span text:style-name="T26">gap </text:span><text:span text:style-name="T47">=</text:span><text:span text:style-name="T26"> (alen </text:span><text:span text:style-name="T47">*</text:span><text:span text:style-name="T26"> </text:span><text:span text:style-name="T47">10</text:span><text:span text:style-name="T26"> </text:span><text:span text:style-name="T47">//</text:span><text:span text:style-name="T26"> </text:span><text:span text:style-name="T47">13</text:span><text:span text:style-name="T26">) </text:span><text:span text:style-name="T41">if</text:span><text:span text:style-name="T26"> alen </text:span><text:span text:style-name="T47">&gt;</text:span><text:span text:style-name="T26"> </text:span><text:span text:style-name="T47">1</text:span><text:span text:style-name="T26"> </text:span><text:span text:style-name="T41">else</text:span><text:span text:style-name="T26"> </text:span><text:span text:style-name="T47">0</text:span></text:p>
      <text:p text:style-name="P29"><text:s text:c="4"/><text:span text:style-name="T41">while</text:span><text:span text:style-name="T26"> gap:</text:span></text:p>
      <text:p text:style-name="P29"><text:s text:c="8"/><text:span text:style-name="T41">if</text:span><text:span text:style-name="T26"> </text:span><text:span text:style-name="T47">8</text:span><text:span text:style-name="T26"> </text:span><text:span text:style-name="T47">&lt;</text:span><text:span text:style-name="T26"> gap </text:span><text:span text:style-name="T47">&lt;</text:span><text:span text:style-name="T26"> </text:span><text:span text:style-name="T47">11</text:span><text:span text:style-name="T26">: <text:s text:c="3"/></text:span></text:p>
      <text:p text:style-name="P29"><text:s text:c="12"/><text:span text:style-name="T26">gap </text:span><text:span text:style-name="T47">=</text:span><text:span text:style-name="T26"> </text:span><text:span text:style-name="T47">11</text:span></text:p>
      <text:p text:style-name="P29"><text:s text:c="8"/><text:span text:style-name="T26">swapped </text:span><text:span text:style-name="T47">=</text:span><text:span text:style-name="T26"> </text:span><text:span text:style-name="T42">False</text:span></text:p>
      <text:p text:style-name="P29"><text:s text:c="8"/><text:span text:style-name="T41">for</text:span><text:span text:style-name="T26"> i </text:span><text:span text:style-name="T48">in</text:span><text:span text:style-name="T26"> </text:span><text:span text:style-name="T42">range</text:span><text:span text:style-name="T26">(alen </text:span><text:span text:style-name="T47">-</text:span><text:span text:style-name="T26"> gap):</text:span></text:p>
      <text:p text:style-name="P29"><text:s text:c="12"/><text:span text:style-name="T41">if</text:span><text:span text:style-name="T26"> alist[i </text:span><text:span text:style-name="T47">+</text:span><text:span text:style-name="T26"> gap] </text:span><text:span text:style-name="T47">&lt;</text:span><text:span text:style-name="T26"> alist[i]:</text:span></text:p>
      <text:p text:style-name="P29"><text:s text:c="16"/><text:span text:style-name="T26">alist[i], alist[i </text:span><text:span text:style-name="T47">+</text:span><text:span text:style-name="T26"> gap] </text:span><text:span text:style-name="T47">=</text:span><text:span text:style-name="T26"> alist[i </text:span><text:span text:style-name="T47">+</text:span><text:span text:style-name="T26"> gap], alist[i]</text:span></text:p>
      <text:p text:style-name="P29"><text:s text:c="16"/><text:span text:style-name="T26">swapped </text:span><text:span text:style-name="T47">=</text:span><text:span text:style-name="T26"> </text:span><text:span text:style-name="T42">True</text:span></text:p>
      <text:p text:style-name="P29"><text:s text:c="8"/><text:span text:style-name="T26">gap </text:span><text:span text:style-name="T47">=</text:span><text:span text:style-name="T26"> (gap </text:span><text:span text:style-name="T47">*</text:span><text:span text:style-name="T26"> </text:span><text:span text:style-name="T47">10</text:span><text:span text:style-name="T26"> </text:span><text:span text:style-name="T47">//</text:span><text:span text:style-name="T26"> </text:span><text:span text:style-name="T47">13</text:span><text:span text:style-name="T26">) </text:span><text:span text:style-name="T48">or</text:span><text:span text:style-name="T26"> swapped</text:span></text:p>
      <text:p text:style-name="P31"/>
      <text:p text:style-name="P32"><text:s text:c="4"/><text:span text:style-name="T41">return</text:span><text:span text:style-name="T26"> alist</text:span></text:p>
      <text:p text:style-name="P33"/>
      <text:p text:style-name="P14">Листинг 1.3 – <text:s/>Сортировка расчёской</text:p>
      <text:list xml:id="list32419612" text:continue-numbering="true" text:style-name="L11">
        <text:list-item>
          <text:list>
            <text:list-item>
              <text:p text:style-name="P52"><text:s/>Оценка трудоемкости алгоритмов </text:p>
            </text:list-item>
          </text:list>
        </text:list-item>
      </text:list>
      <text:p text:style-name="P8"><text:span text:style-name="T12">Терпеливая сортировка имеет трудоемкость в лучшем случае </text:span><text:span text:style-name="T12"><draw:frame draw:style-name="fr3" draw:name="Объект10" text:anchor-type="as-char" svg:y="-0.377cm" svg:width="2.191cm" svg:height="0.483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2">, в худшем случае – <text:s/></text:span><text:span text:style-name="T12"><draw:frame draw:style-name="fr3" draw:name="Объект11" text:anchor-type="as-char" svg:y="-0.377cm" svg:width="2.191cm" svg:height="0.483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6">[1].</text:span></text:p>
      <text:p text:style-name="P6"><text:span text:style-name="T3">Сортировка расчёской имеет трудоемкость в лучшем случае </text:span><text:span text:style-name="T3"><draw:frame draw:style-name="fr3" draw:name="Объект3" text:anchor-type="as-char" svg:y="-0.377cm" svg:width="2.191cm" svg:height="0.483cm" draw:z-index="8"><draw:object xlink:href="./Object 4" xlink:type="simple" xlink:show="embed" xlink:actuate="onLoad"/><draw:image xlink:href="./ObjectReplacements/Object 4" xlink:type="simple" xlink:show="embed" xlink:actuate="onLoad"/></draw:frame></text:span><text:span text:style-name="T3">, в худшем случае – </text:span><text:span text:style-name="T3"><draw:frame draw:style-name="fr3" draw:name="Объект9" text:anchor-type="as-char" svg:y="-0.437cm" svg:width="1.238cm" svg:height="0.543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5">[2].</text:span></text:p>
      <text:p text:style-name="P11"><text:span text:style-name="T35">Сортировка методом прямых вставок с барьером</text:span><text:span text:style-name="T49"> имеет трудоемкость в лучшем случае , </text:span><text:span text:style-name="T49"><draw:frame draw:style-name="fr3" draw:name="Объект6" text:anchor-type="as-char" svg:y="-0.377cm" svg:width="1.102cm" svg:height="0.483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9">в худшем случае – </text:span><text:span text:style-name="T49"><draw:frame draw:style-name="fr3" draw:name="Объект13" text:anchor-type="as-char" svg:y="-0.437cm" svg:width="1.238cm" svg:height="0.543cm" draw:z-index="1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8">[3].</text:span></text:p>
      <text:p text:style-name="P10"/>
      <text:list xml:id="list1787729718241385681" text:style-name="L12">
        <text:list-item>
          <text:p text:style-name="P59">Экспериментальная часть</text:p>
        </text:list-item>
      </text:list>
      <text:p text:style-name="P13"><text:tab/>В даном разделе будут произведены замеры времени работы алгоритмов. Для исследования скоростных характеристик был использован компьютер на базе процессора Intel Core i7-6600U, содержащий 16 гигабайт оперативной памяти. Модуль тестирования запускался с жестокго диска под операционной системой Windows. Жесткий диск имел среднюю скорость передачи данных при чтении 2629 Мбайт/с и 798 Мбайт/с при записи. </text:p>
      <text:list xml:id="list32424875" text:continue-numbering="true" text:style-name="L12">
        <text:list-header>
          <text:p text:style-name="P53">4.1 Исследование скорости работы алгоритмов</text:p>
        </text:list-header>
      </text:list>
      <text:p text:style-name="P10"><text:tab/>Для каждого алгоритма производятся замеры времени для массивов размерности от 500 до 5000 с шагом 500. Используются три типа массивов: отсортированные по возрастанию, отсортированные по убыванию и массивы, заполненные случайным образом. Для первых двух типов массивов эксперимент проводится дважды, результат записывается как среднее арифметическое двух замеров. Для случайно заполненных массиво эксперимент проводился единократно.</text:p>
      <text:p text:style-name="P9"/>
      <text:p text:style-name="P9"/>
      <text:p text:style-name="P22"><draw:frame draw:style-name="fr1" draw:name="Графический объект1" text:anchor-type="paragraph" svg:x="0cm" svg:y="-0.501cm" svg:width="17cm" svg:height="10.832cm" draw:z-index="2"><draw:image xlink:href="Pictures/2000000700006CD60000455BF08DA924.svm" xlink:type="simple" xlink:show="embed" xlink:actuate="onLoad"/></draw:frame>Рисунок 1.1 – Замер времени для с<text:span text:style-name="T34">ортировки методом прямых вставок с барьером</text:span></text:p>
      <text:p text:style-name="P13"><draw:frame draw:style-name="fr2" draw:name="Графический объект2" text:anchor-type="paragraph" svg:width="17.41cm" svg:height="10.135cm" draw:z-index="3"><draw:image xlink:href="Pictures/2000000700006D0B0000462EFBD927EC.svm" xlink:type="simple" xlink:show="embed" xlink:actuate="onLoad"/></draw:frame>Рисунок 1.2 – Замер времени для сортировки расческой</text:p>
      <text:p text:style-name="P23"><draw:frame draw:style-name="fr2" draw:name="Графический объект3" text:anchor-type="paragraph" svg:width="17.955cm" svg:height="11.243cm" draw:z-index="4"><draw:image xlink:href="Pictures/2000000700006F1C0000497D66B9C2CD.svm" xlink:type="simple" xlink:show="embed" xlink:actuate="onLoad"/></draw:frame>Рисунок 1.3 – Замер времени для терпеливой сортировки </text:p>
      <text:list xml:id="list5652260962417922351" text:style-name="L13">
        <text:list-item>
          <text:list>
            <text:list-item>
              <text:p text:style-name="P50"><text:s/>Вывод</text:p>
            </text:list-item>
          </text:list>
        </text:list-item>
      </text:list>
      <text:p text:style-name="P13">Из экспериментальных данных видно, что лучшим случаем для каждого из алгоритмов является отсортированный по возрастанию массив, так как в этом случае алгоритмам не нужно совершать перестановки.</text:p>
      <text:p text:style-name="P24">Заключение</text:p>
      <text:p text:style-name="P20"><text:tab/>В данной лабораторной работе вычислена трудоемкость алгоритмов <text:s/>сортировки массивов. Для каждого из алгоритмов была реализованна программа, проведены замеры времени, произведен сравнительный анализ алгоритмов. </text:p>
      <text:p text:style-name="P24">Список литературы</text:p>
      <text:list xml:id="list4153607960443183089" text:style-name="L14">
        <text:list-item>
          <text:p text:style-name="P55">Анализ алгоритмов. Дж. Макконнелл, 2004</text:p>
        </text:list-item>
        <text:list-item>
          <text:p text:style-name="P54"><text:span text:style-name="T33"><text:s/></text:span><text:a xlink:type="simple" xlink:href="http://algolab.valemak.com/comb" text:style-name="Internet_20_link" text:visited-style-name="Visited_20_Internet_20_Link">http://algolab.valemak.com/comb</text:a></text:p>
        </text:list-item>
        <text:list-item>
          <text:p text:style-name="P54"><text:span text:style-name="T33"><text:s/></text:span><text:a xlink:type="simple" xlink:href="https://neerc.ifmo.ru/wiki/index.php?title=Сортировки" text:style-name="Internet_20_link" text:visited-style-name="Visited_20_Internet_20_Link">https://neerc.ifmo.ru/wiki/index.php?title=%D0%A1%D0%BE%D1%80%D1%82%D0%B8%D1%80%D0%BE%D0%B2%D0%BA%D0%B8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" svg:font-family="Tahoma, Verdana, Ari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4T19:24:02.08</meta:creation-date>
    <dc:date>2018-11-14T12:21:24.59</dc:date>
    <meta:editing-duration>PT11H35M5S</meta:editing-duration>
    <meta:editing-cycles>70</meta:editing-cycles>
    <meta:generator>OpenOffice/4.1.3$Win32 OpenOffice.org_project/413m1$Build-9783</meta:generator>
    <meta:document-statistic meta:table-count="0" meta:image-count="3" meta:object-count="9" meta:page-count="13" meta:paragraph-count="139" meta:word-count="1016" meta:character-count="7318"/>
  </office:meta>
</office:document-meta>
</file>

<file path=Object 1/content.xml><?xml version="1.0" encoding="utf-8"?>
<math xmlns="http://www.w3.org/1998/Math/MathML">
  <semantics>
    <mrow>
      <mfrac>
        <mn>1</mn>
        <mrow>
          <mrow>
            <mn>1</mn>
            <mo stretchy="false">−</mo>
            <mfrac>
              <mn>1</mn>
              <mrow>
                <msup>
                  <mi>e</mi>
                  <mi>φ</mi>
                </msup>
              </mrow>
            </mfrac>
          </mrow>
        </mrow>
      </mfrac>
    </mrow>
    <annotation encoding="StarMath 5.0">1 over {1 - 1 over {e^φ }}
</annotation>
  </semantics>
</math>
</file>

<file path=Object 10/content.xml><?xml version="1.0" encoding="utf-8"?>
<math xmlns="http://www.w3.org/1998/Math/MathML">
  <semantics>
    <mrow>
      <mi>O</mi>
      <mrow>
        <mo stretchy="false">(</mo>
        <mrow>
          <mrow>
            <mi>n</mi>
            <mo stretchy="false">∗</mo>
            <mi>log</mi>
          </mrow>
          <mrow>
            <mi>n</mi>
          </mrow>
        </mrow>
        <mo stretchy="false">)</mo>
      </mrow>
    </mrow>
    <annotation encoding="StarMath 5.0">O(n*log{n})</annotation>
  </semantics>
</math>
</file>

<file path=Object 11/content.xml><?xml version="1.0" encoding="utf-8"?>
<math xmlns="http://www.w3.org/1998/Math/MathML">
  <semantics>
    <mrow>
      <mi>O</mi>
      <mrow>
        <mo stretchy="false">(</mo>
        <mrow>
          <mrow>
            <mi>n</mi>
            <mo stretchy="false">∗</mo>
            <mi>log</mi>
          </mrow>
          <mrow>
            <mi>n</mi>
          </mrow>
        </mrow>
        <mo stretchy="false">)</mo>
      </mrow>
    </mrow>
    <annotation encoding="StarMath 5.0">O(n*log{n})</annotation>
  </semantics>
</math>
</file>

<file path=Object 13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 (n^2)</annotation>
  </semantics>
</math>
</file>

<file path=Object 2/content.xml><?xml version="1.0" encoding="utf-8"?>
<math xmlns="http://www.w3.org/1998/Math/MathML">
  <semantics>
    <mrow>
      <mfrac>
        <mrow>
          <mrow>
            <msqrt>
              <mrow>
                <mn>5</mn>
              </mrow>
            </msqrt>
            <mo stretchy="false">+</mo>
            <mn>1</mn>
          </mrow>
        </mrow>
        <mn>2</mn>
      </mfrac>
    </mrow>
    <annotation encoding="StarMath 5.0">{sqrt{5} + 1 } over 2 </annotation>
  </semantics>
</math>
</file>

<file path=Object 3/content.xml><?xml version="1.0" encoding="utf-8"?>
<math xmlns="http://www.w3.org/1998/Math/MathML">
  <semantics>
    <mrow>
      <mrow>
        <msub>
          <mi>F</mi>
          <mrow>
            <mi mathvariant="italic">for</mi>
          </mrow>
        </msub>
        <mo stretchy="false">=</mo>
        <mrow>
          <mn>2</mn>
          <mo stretchy="false">+</mo>
          <mrow>
            <mi>N</mi>
            <mo stretchy="false">∗</mo>
            <mrow>
              <mo stretchy="false">(</mo>
              <mrow>
                <mrow>
                  <msub>
                    <mi>F</mi>
                    <mrow>
                      <mi mathvariant="italic">body</mi>
                    </mrow>
                  </msub>
                  <mo stretchy="false">+</mo>
                  <msub>
                    <mi>F</mi>
                    <mrow>
                      <mi mathvariant="italic">cheсk</mi>
                    </mrow>
                  </msub>
                </mrow>
              </mrow>
              <mo stretchy="false">)</mo>
            </mrow>
          </mrow>
        </mrow>
      </mrow>
    </mrow>
    <annotation encoding="StarMath 5.0">F_{for} = 2 + N *(F_{body} + F_{cheсk})
</annotation>
  </semantics>
</math>
</file>

<file path=Object 4/content.xml><?xml version="1.0" encoding="utf-8"?>
<math xmlns="http://www.w3.org/1998/Math/MathML">
  <semantics>
    <mrow>
      <mi>O</mi>
      <mrow>
        <mo stretchy="false">(</mo>
        <mrow>
          <mrow>
            <mi>n</mi>
            <mo stretchy="false">∗</mo>
            <mi>log</mi>
          </mrow>
          <mrow>
            <mi>n</mi>
          </mrow>
        </mrow>
        <mo stretchy="false">)</mo>
      </mrow>
    </mrow>
    <annotation encoding="StarMath 5.0">O(n*log{n})</annotation>
  </semantics>
</math>
</file>

<file path=Object 7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 (n^2)</annotation>
  </semantics>
</math>
</file>